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hysalis known limitations</text:p>
      <text:p text:style-name="P2"/>
      <text:p text:style-name="P3">Physalis can't unload bundles</text:p>
      <text:p text:style-name="P1"><text:span text:style-name="T2">This limitation is due to the .Net platform which can't unload a single assembly from one part, and to the choice to load all bundles in the same </text:span><text:a xlink:type="simple" xlink:href="http://msdn.microsoft.com/library/default.asp?url=/library/en-us/cpguide/html/cpconapplicationdomains.asp"><text:span text:style-name="Internet_20_link"><text:span text:style-name="T1">.Net application domain</text:span></text:span></text:a><text:span text:style-name="T1"> on the other part.</text:span></text:p>
      <text:p text:style-name="P2"/>
      <text:p text:style-name="P3">Physalis can't install a bundle from a remote location</text:p>
      <text:p text:style-name="P2">From now, the main need is to have a good service framework, and we don't need to download a bundle from the other side of the world, so the development priority is given to the service framework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Police_20_par_20_défaut" style:display-name="Police par défaut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uidd0623</meta:initial-creator>
    <meta:creation-date>1995-11-21T16:41:00</meta:creation-date>
    <dc:creator>uidd0623</dc:creator>
    <dc:date>2006-04-05T16:03:00</dc:date>
    <meta:print-date>1601-01-01T01:06:31</meta:print-date>
    <meta:editing-cycles>2</meta:editing-cycles>
    <meta:editing-duration>PT23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89" meta:character-count="505"/>
  </office:meta>
</office:document-meta>
</file>